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4.009cm"/>
    </style:style>
    <style:style style:name="co4" style:family="table-column">
      <style:table-column-properties fo:break-before="auto" style:column-width="2.716cm"/>
    </style:style>
    <style:style style:name="co5" style:family="table-column">
      <style:table-column-properties fo:break-before="auto" style:column-width="14.7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3faf46"/>
    </style:style>
    <style:style style:name="ce23" style:family="table-cell" style:parent-style-name="Default">
      <style:table-cell-properties fo:background-color="#5983b0"/>
    </style:style>
    <style:style style:name="ce24" style:family="table-cell" style:parent-style-name="Default">
      <style:table-cell-properties fo:background-color="#ff3838"/>
    </style:style>
    <style:style style:name="ce25" style:family="table-cell" style:parent-style-name="Default">
      <style:table-cell-properties fo:background-color="#bbe33d"/>
    </style:style>
    <style:style style:name="ce26" style:family="table-cell" style:parent-style-name="Default">
      <style:table-cell-properties fo:background-color="#ff860d"/>
    </style:style>
    <style:style style:name="ce27" style:family="table-cell" style:parent-style-name="Default">
      <style:table-cell-properties fo:background-color="#a1467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8"/>
        <table:table-column table:style-name="co3" table:default-cell-style-name="Default"/>
        <table:table-column table:style-name="co1" table:default-cell-style-name="ce28"/>
        <table:table-column table:style-name="co4" table:default-cell-style-name="Default"/>
        <table:table-column table:style-name="co5" table:default-cell-style-name="Default"/>
        <table:table-column table:style-name="co1" table:default-cell-style-name="ce28"/>
        <table:table-row table:style-name="ro1">
          <table:table-cell table:style-name="ce21" office:value-type="string" calcext:value-type="string">
            <text:p>カゴテリ</text:p>
          </table:table-cell>
          <table:table-cell table:style-name="ce21" office:value-type="string" calcext:value-type="string">
            <text:p>値</text:p>
          </table:table-cell>
          <table:table-cell table:style-name="ce21" office:value-type="string" calcext:value-type="string">
            <text:p>個数</text:p>
          </table:table-cell>
          <table:table-cell table:style-name="ce21" office:value-type="string" calcext:value-type="string">
            <text:p>型番</text:p>
          </table:table-cell>
          <table:table-cell table:style-name="ce30" office:value-type="string" calcext:value-type="string">
            <text:p>単価</text:p>
          </table:table-cell>
          <table:table-cell table:style-name="ce21" office:value-type="string" calcext:value-type="string">
            <text:p>売り場</text:p>
          </table:table-cell>
          <table:table-cell table:style-name="ce21" office:value-type="string" calcext:value-type="string">
            <text:p>データシート</text:p>
          </table:table-cell>
          <table:table-cell table:style-name="ce21" office:value-type="string" calcext:value-type="string">
            <text:p>合計</text:p>
          </table:table-cell>
        </table:table-row>
        <table:table-row table:style-name="ro1">
          <table:table-cell office:value-type="string" calcext:value-type="string">
            <text:p>main motor drive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22" office:value-type="string" calcext:value-type="string">
            <text:p>driv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B67H450FNG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秋月電子通商</text:p>
          </table:table-cell>
          <table:table-cell office:value-type="string" calcext:value-type="string">
            <text:p><text:a xlink:href="https://akizukidenshi.com/download/ds/Toshiba/TB67H450FNG_datasheet_ja_20190401.pdf" xlink:type="simple">https://akizukidenshi.com/download/ds/Toshiba/TB67H450FNG_datasheet_ja_20190401.pdf</text:a></text:p>
          </table:table-cell>
          <table:table-cell office:value-type="float" office:value="460" calcext:value-type="float">
            <text:p>460</text:p>
          </table:table-cell>
        </table:table-row>
        <table:table-row table:style-name="ro2">
          <table:table-cell table:style-name="ce23" office:value-type="string" calcext:value-type="string">
            <text:p>register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K73B2BTTD1R0J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千石電子通商</text:p>
          </table:table-cell>
          <table:table-cell office:value-type="string" calcext:value-type="string">
            <text:p><text:a xlink:href="https://www.mouser.jp/datasheet/2/219/RK73B-1825463.pdf" xlink:type="simple">https://www.mouser.jp/datasheet/2/219/RK73B-1825463.pdf</text:a></text:p>
          </table:table-cell>
          <table:table-cell office:value-type="float" office:value="21.2" calcext:value-type="float">
            <text:p>21.2</text:p>
          </table:table-cell>
        </table:table-row>
        <table:table-row table:style-name="ro2">
          <table:table-cell table:style-name="ce23" office:value-type="string" calcext:value-type="string">
            <text:p>register</text:p>
          </table:table-cell>
          <table:table-cell table:style-name="ce28"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K73B2BTTD221J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千石電子通商</text:p>
          </table:table-cell>
          <table:table-cell office:value-type="string" calcext:value-type="string">
            <text:p><text:a xlink:href="https://www.mouser.jp/datasheet/2/219/RK73B-1825463.pdf" xlink:type="simple">https://www.mouser.jp/datasheet/2/219/RK73B-1825463.pdf</text:a></text:p>
          </table:table-cell>
          <table:table-cell office:value-type="float" office:value="21.2" calcext:value-type="float">
            <text:p>21.2</text:p>
          </table:table-cell>
        </table:table-row>
        <table:table-row table:style-name="ro2">
          <table:table-cell table:style-name="ce24" office:value-type="string" calcext:value-type="string">
            <text:p>led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SG50603C1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秋月電子通商</text:p>
          </table:table-cell>
          <table:table-cell office:value-type="string" calcext:value-type="string">
            <text:p><text:a xlink:href="https://akizukidenshi.com/download/ds/optosupply/osxx0603c1e.pdf" xlink:type="simple">https://akizukidenshi.com/download/ds/optosupply/osxx0603c1e.pdf</text:a>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style-name="ce25" office:value-type="string" calcext:value-type="string">
            <text:p>condenser</text:p>
          </table:table-cell>
          <table:table-cell office:value-type="string" calcext:value-type="string">
            <text:p>47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CW1C470MCL1G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モノタロウ</text:p>
          </table:table-cell>
          <table:table-cell office:value-type="string" calcext:value-type="string">
            <text:p><text:a xlink:href="https://www.mouser.jp/datasheet/2/293/e-cw-17369.pdf" xlink:type="simple">https://www.mouser.jp/datasheet/2/293/e-cw-17369.pdf</text:a>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table:style-name="ce25" office:value-type="string" calcext:value-type="string">
            <text:p>condenser</text:p>
          </table:table-cell>
          <table:table-cell table:style-name="ce28" office:value-type="string" calcext:value-type="string">
            <text:p>0.1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M188F11H104ZA0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秋月電子通商</text:p>
          </table:table-cell>
          <table:table-cell office:value-type="string" calcext:value-type="string">
            <text:p><text:a xlink:href="https://akizukidenshi.com/download/ds/murata/GRM188F11H104ZA01.pdf" xlink:type="simple">https://akizukidenshi.com/download/ds/murata/GRM188F11H104ZA01.pdf</text:a>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26" office:value-type="string" calcext:value-type="string">
            <text:p>connector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H-1x40SG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秋月電子通商</text:p>
          </table:table-cell>
          <table:table-cell office:value-type="string" calcext:value-type="string">
            <text:p><text:a xlink:href="https://akizukidenshi.com/download/ds/useconn/PH-1xXXSG-AD.pdf" xlink:type="simple">https://akizukidenshi.com/download/ds/useconn/PH-1xXXSG-AD.pdf</text:a>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string" calcext:value-type="string">
            <text:p>合計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775.3" calcext:value-type="float">
            <text:p>775.3</text:p>
          </table:table-cell>
          <table:table-cell table:number-columns-repeated="2"/>
          <table:table-cell office:value-type="float" office:value="775.3" calcext:value-type="float">
            <text:p>775.3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ub motor drive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22" office:value-type="string" calcext:value-type="string">
            <text:p>driv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B6612FN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秋月電子通商</text:p>
          </table:table-cell>
          <table:table-cell office:value-type="string" calcext:value-type="string">
            <text:p><text:a xlink:href="https://akizukidenshi.com/download/ds/Toshiba/TB6612FNG_datasheet_ja_20141001.pdf" xlink:type="simple">https://akizukidenshi.com/download/ds/Toshiba/TB6612FNG_datasheet_ja_20141001.pdf</text:a>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table:style-name="ce23" office:value-type="string" calcext:value-type="string">
            <text:p>register</text:p>
          </table:table-cell>
          <table:table-cell table:style-name="ce28"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K73B2BTTD221J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千石電子通商</text:p>
          </table:table-cell>
          <table:table-cell office:value-type="string" calcext:value-type="string">
            <text:p><text:a xlink:href="https://www.mouser.jp/datasheet/2/219/RK73B-1825463.pdf" xlink:type="simple">https://www.mouser.jp/datasheet/2/219/RK73B-1825463.pdf</text:a></text:p>
          </table:table-cell>
          <table:table-cell office:value-type="float" office:value="15.9" calcext:value-type="float">
            <text:p>15.9</text:p>
          </table:table-cell>
        </table:table-row>
        <table:table-row table:style-name="ro2">
          <table:table-cell table:style-name="ce24" office:value-type="string" calcext:value-type="string">
            <text:p>le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SG50603C1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秋月電子通商</text:p>
          </table:table-cell>
          <table:table-cell office:value-type="string" calcext:value-type="string">
            <text:p><text:a xlink:href="https://akizukidenshi.com/download/ds/optosupply/osxx0603c1e.pdf" xlink:type="simple">https://akizukidenshi.com/download/ds/optosupply/osxx0603c1e.pdf</text:a>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25" office:value-type="string" calcext:value-type="string">
            <text:p>condenser</text:p>
          </table:table-cell>
          <table:table-cell office:value-type="string" calcext:value-type="string">
            <text:p>10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CB1C100MCL1GS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モノタロウ</text:p>
          </table:table-cell>
          <table:table-cell office:value-type="string" calcext:value-type="string">
            <text:p><text:a xlink:href="https://www.mouser.jp/datasheet/2/293/e_ucb-884049.pdf" xlink:type="simple">https://www.mouser.jp/datasheet/2/293/e_ucb-884049.pdf</text:a></text:p>
          </table:table-cell>
          <table:table-cell office:value-type="float" office:value="197.4" calcext:value-type="float">
            <text:p>197.4</text:p>
          </table:table-cell>
        </table:table-row>
        <table:table-row table:style-name="ro2">
          <table:table-cell table:style-name="ce25" office:value-type="string" calcext:value-type="string">
            <text:p>condenser</text:p>
          </table:table-cell>
          <table:table-cell table:style-name="ce28" office:value-type="string" calcext:value-type="string">
            <text:p>0.1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M188F11H104ZA0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秋月電子通商</text:p>
          </table:table-cell>
          <table:table-cell office:value-type="string" calcext:value-type="string">
            <text:p><text:a xlink:href="https://akizukidenshi.com/download/ds/murata/GRM188F11H104ZA01.pdf" xlink:type="simple">https://akizukidenshi.com/download/ds/murata/GRM188F11H104ZA01.pdf</text:a>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26" office:value-type="string" calcext:value-type="string">
            <text:p>connector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PH-1x40SG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秋月電子通商</text:p>
          </table:table-cell>
          <table:table-cell office:value-type="string" calcext:value-type="string">
            <text:p><text:a xlink:href="https://akizukidenshi.com/download/ds/useconn/PH-1xXXSG-AD.pdf" xlink:type="simple">https://akizukidenshi.com/download/ds/useconn/PH-1xXXSG-AD.pdf</text:a>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string" calcext:value-type="string">
            <text:p>合計</text:p>
          </table:table-cell>
          <table:table-cell/>
          <table:table-cell table:style-name="Default"/>
          <table:table-cell/>
          <table:table-cell office:value-type="float" office:value="684.6" calcext:value-type="float">
            <text:p>684.6</text:p>
          </table:table-cell>
          <table:table-cell table:number-columns-repeated="2"/>
          <table:table-cell office:value-type="float" office:value="684.6" calcext:value-type="float">
            <text:p>684.6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ower module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27" office:value-type="string" calcext:value-type="string">
            <text:p>conver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KL-T/6-W12N-C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秋月電子通商</text:p>
          </table:table-cell>
          <table:table-cell office:value-type="string" calcext:value-type="string">
            <text:p><text:a xlink:href="https://akizukidenshi.com/download/ds/murata/OKL_T6_W12.pdf" xlink:type="simple">https://akizukidenshi.com/download/ds/murata/OKL_T6_W12.pdf</text:a>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table:style-name="ce27" office:value-type="string" calcext:value-type="string">
            <text:p>conver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-78E3.3-0.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秋月電子通商</text:p>
          </table:table-cell>
          <table:table-cell office:value-type="string" calcext:value-type="string">
            <text:p><text:a xlink:href="https://akizukidenshi.com/download/ds/recom/R-78Exx-0.5.pdf" xlink:type="simple">https://akizukidenshi.com/download/ds/recom/R-78Exx-0.5.pdf</text:a>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table:style-name="ce23" office:value-type="string" calcext:value-type="string">
            <text:p>register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K73B2BTTD103J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千石電子通商</text:p>
          </table:table-cell>
          <table:table-cell office:value-type="string" calcext:value-type="string">
            <text:p><text:a xlink:href="https://www.mouser.jp/datasheet/2/219/RK73B-1825463.pdf" xlink:type="simple">https://www.mouser.jp/datasheet/2/219/RK73B-1825463.pdf</text:a></text:p>
          </table:table-cell>
          <table:table-cell office:value-type="float" office:value="10.6" calcext:value-type="float">
            <text:p>10.6</text:p>
          </table:table-cell>
        </table:table-row>
        <table:table-row table:style-name="ro2">
          <table:table-cell table:style-name="ce23" office:value-type="string" calcext:value-type="string">
            <text:p>register</text:p>
          </table:table-cell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K73B2BTTD102J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千石電子通商</text:p>
          </table:table-cell>
          <table:table-cell office:value-type="string" calcext:value-type="string">
            <text:p><text:a xlink:href="https://www.mouser.jp/datasheet/2/219/RK73B-1825463.pdf" xlink:type="simple">https://www.mouser.jp/datasheet/2/219/RK73B-1825463.pdf</text:a></text:p>
          </table:table-cell>
          <table:table-cell office:value-type="float" office:value="5.3" calcext:value-type="float">
            <text:p>5.3</text:p>
          </table:table-cell>
        </table:table-row>
        <table:table-row table:style-name="ro3">
          <table:table-cell table:style-name="ce23" office:value-type="string" calcext:value-type="string">
            <text:p>register</text:p>
          </table:table-cell>
          <table:table-cell office:value-type="string" calcext:value-type="string">
            <text:p>200 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K73B2BTTD201J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千石電子通商</text:p>
          </table:table-cell>
          <table:table-cell office:value-type="string" calcext:value-type="string">
            <text:p><text:a xlink:href="https://www.mouser.jp/datasheet/2/219/RK73B-1825463.pdf" xlink:type="simple">https://www.mouser.jp/datasheet/2/219/RK73B-1825463.pdf</text:a></text:p>
          </table:table-cell>
          <table:table-cell office:value-type="float" office:value="5.3" calcext:value-type="float">
            <text:p>5.3</text:p>
          </table:table-cell>
        </table:table-row>
        <table:table-row table:style-name="ro2">
          <table:table-cell table:style-name="ce23" office:value-type="string" calcext:value-type="string">
            <text:p>register</text:p>
          </table:table-cell>
          <table:table-cell table:style-name="ce28"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K73B2BTTD221J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千石電子通商</text:p>
          </table:table-cell>
          <table:table-cell office:value-type="string" calcext:value-type="string">
            <text:p><text:a xlink:href="https://www.mouser.jp/datasheet/2/219/RK73B-1825463.pdf" xlink:type="simple">https://www.mouser.jp/datasheet/2/219/RK73B-1825463.pdf</text:a></text:p>
          </table:table-cell>
          <table:table-cell office:value-type="float" office:value="5.3" calcext:value-type="float">
            <text:p>5.3</text:p>
          </table:table-cell>
        </table:table-row>
        <table:table-row table:style-name="ro2">
          <table:table-cell table:style-name="ce23" office:value-type="string" calcext:value-type="string">
            <text:p>register</text:p>
          </table:table-cell>
          <table:table-cell office:value-type="string" calcext:value-type="string">
            <text:p>2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62P-1-203L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秋月電子通商</text:p>
          </table:table-cell>
          <table:table-cell office:value-type="string" calcext:value-type="string">
            <text:p><text:a xlink:href="https://akizukidenshi.com/download/ds/bourns/3362P.pdf" xlink:type="simple">https://akizukidenshi.com/download/ds/bourns/3362P.pdf</text:a>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style-name="ce24" office:value-type="string" calcext:value-type="string">
            <text:p>l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SG50603C1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秋月電子通商</text:p>
          </table:table-cell>
          <table:table-cell office:value-type="string" calcext:value-type="string">
            <text:p><text:a xlink:href="https://akizukidenshi.com/download/ds/optosupply/osxx0603c1e.pdf" xlink:type="simple">https://akizukidenshi.com/download/ds/optosupply/osxx0603c1e.pdf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25" office:value-type="string" calcext:value-type="string">
            <text:p>condenser</text:p>
          </table:table-cell>
          <table:table-cell office:value-type="string" calcext:value-type="string">
            <text:p>10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M21BR6YA106KE4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秋月電子通商</text:p>
          </table:table-cell>
          <table:table-cell office:value-type="string" calcext:value-type="string">
            <text:p><text:a xlink:href="https://akizukidenshi.com/download/ds/murata/GRM21BR6YA106KE43.pdf" xlink:type="simple">https://akizukidenshi.com/download/ds/murata/GRM21BR6YA106KE43.pdf</text:a>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table:style-name="ce25" office:value-type="string" calcext:value-type="string">
            <text:p>condenser</text:p>
          </table:table-cell>
          <table:table-cell office:value-type="string" calcext:value-type="string">
            <text:p>22u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GRM21BR61E226ME4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秋月電子通商</text:p>
          </table:table-cell>
          <table:table-cell office:value-type="string" calcext:value-type="string">
            <text:p><text:a xlink:href="https://akizukidenshi.com/download/ds/murata/GRM21BR61E226ME44.pdf" xlink:type="simple">https://akizukidenshi.com/download/ds/murata/GRM21BR61E226ME44.pdf</text:a>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table:style-name="ce26" office:value-type="string" calcext:value-type="string">
            <text:p>connecto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H-1x40SG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秋月電子通商</text:p>
          </table:table-cell>
          <table:table-cell office:value-type="string" calcext:value-type="string">
            <text:p><text:a xlink:href="https://akizukidenshi.com/download/ds/useconn/PH-1xXXSG-AD.pdf" xlink:type="simple">https://akizukidenshi.com/download/ds/useconn/PH-1xXXSG-AD.pdf</text:a>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合計</text:p>
          </table:table-cell>
          <table:table-cell/>
          <table:table-cell table:style-name="Default"/>
          <table:table-cell/>
          <table:table-cell office:value-type="float" office:value="1038.1" calcext:value-type="float">
            <text:p>1038.1</text:p>
          </table:table-cell>
          <table:table-cell table:number-columns-repeated="2"/>
          <table:table-cell office:value-type="float" office:value="1038.1" calcext:value-type="float">
            <text:p>1038.1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21"/>
          <table:table-cell/>
          <table:table-cell table:style-name="Default"/>
        </table:table-row>
        <table:table-row table:style-name="ro1">
          <table:table-cell office:value-type="string" calcext:value-type="string">
            <text:p>led drive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22" office:value-type="string" calcext:value-type="string">
            <text:p>driv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JW4616U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秋月電子通商</text:p>
          </table:table-cell>
          <table:table-cell office:value-type="string" calcext:value-type="string">
            <text:p><text:a xlink:href="https://akizukidenshi.com/download/ds/njr/njw4616_j.pdf" xlink:type="simple">https://akizukidenshi.com/download/ds/njr/njw4616_j.pdf</text:a></text:p>
          </table:table-cell>
          <table:table-cell table:style-name="Default"/>
        </table:table-row>
        <table:table-row table:style-name="ro2">
          <table:table-cell table:style-name="ce23" office:value-type="string" calcext:value-type="string">
            <text:p>register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K73BW2HTTE1R0J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千石電子通商</text:p>
          </table:table-cell>
          <table:table-cell office:value-type="string" calcext:value-type="string">
            <text:p><text:a xlink:href="https://www.mouser.jp/datasheet/2/219/RK73B-1825463.pdf" xlink:type="simple">https://www.mouser.jp/datasheet/2/219/RK73B-1825463.pdf</text:a></text:p>
          </table:table-cell>
          <table:table-cell table:style-name="Default"/>
        </table:table-row>
        <table:table-row table:style-name="ro2">
          <table:table-cell table:style-name="ce26" office:value-type="string" calcext:value-type="string">
            <text:p>connecto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H-1x40SG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秋月電子通商</text:p>
          </table:table-cell>
          <table:table-cell office:value-type="string" calcext:value-type="string">
            <text:p><text:a xlink:href="https://akizukidenshi.com/download/ds/useconn/PH-1xXXSG-AD.pdf" xlink:type="simple">https://akizukidenshi.com/download/ds/useconn/PH-1xXXSG-AD.pdf</text:a>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00/00/00</text:date>, <text:time style:data-style-name="N2" text:time-value="17:15:25.37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5T16:56:47.831000000</meta:creation-date>
    <dc:date>2021-02-01T17:47:53.842000000</dc:date>
    <meta:editing-duration>PT3H24M53S</meta:editing-duration>
    <meta:editing-cycles>11</meta:editing-cycles>
    <meta:generator>LibreOffice/7.0.3.1$Windows_X86_64 LibreOffice_project/d7547858d014d4cf69878db179d326fc3483e082</meta:generator>
    <meta:document-statistic meta:table-count="1" meta:cell-count="223" meta:object-count="0"/>
  </office:meta>
</office:document-meta>
</file>